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389f" officeooo:paragraph-rsid="0004389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389f" style:font-weight-asian="bold" style:font-weight-complex="bold"/>
    </style:style>
    <style:style style:name="P3" style:family="paragraph" style:parent-style-name="Standard">
      <style:text-properties fo:font-weight="bold" officeooo:rsid="0004389f" officeooo:paragraph-rsid="0004389f" style:font-weight-asian="bold" style:font-weight-complex="bold"/>
    </style:style>
    <style:style style:name="P4" style:family="paragraph" style:parent-style-name="Standard">
      <style:text-properties fo:font-style="italic" officeooo:rsid="0004389f" officeooo:paragraph-rsid="0004389f" style:font-style-asian="italic" style:font-style-complex="italic"/>
    </style:style>
    <style:style style:name="P5" style:family="paragraph" style:parent-style-name="Standard">
      <style:text-properties fo:font-style="italic" officeooo:rsid="0005cb0e" officeooo:paragraph-rsid="0005cb0e" style:font-style-asian="italic" style:font-style-complex="italic"/>
    </style:style>
    <style:style style:name="P6" style:family="paragraph" style:parent-style-name="Standard">
      <style:text-properties fo:font-style="italic" officeooo:rsid="00078efc" officeooo:paragraph-rsid="00078efc" style:font-style-asian="italic" style:font-style-complex="italic"/>
    </style:style>
    <style:style style:name="P7" style:family="paragraph" style:parent-style-name="Standard">
      <style:text-properties fo:font-style="italic" style:text-underline-style="none" officeooo:rsid="0004389f" officeooo:paragraph-rsid="0004389f" style:font-style-asian="italic" style:font-style-complex="italic"/>
    </style:style>
    <style:style style:name="P8" style:family="paragraph" style:parent-style-name="Standard">
      <style:text-properties officeooo:rsid="0005cb0e" officeooo:paragraph-rsid="0005cb0e"/>
    </style:style>
    <style:style style:name="P9" style:family="paragraph" style:parent-style-name="Standard">
      <style:text-properties fo:font-style="normal" officeooo:rsid="00078efc" officeooo:paragraph-rsid="00078efc" style:font-style-asian="normal" style:font-style-complex="normal"/>
    </style:style>
    <style:style style:name="P10" style:family="paragraph" style:parent-style-name="Standard">
      <style:text-properties officeooo:rsid="00078efc" officeooo:paragraph-rsid="00078efc"/>
    </style:style>
    <style:style style:name="P11" style:family="paragraph" style:parent-style-name="Standard">
      <style:paragraph-properties fo:break-before="page"/>
      <style:text-properties fo:font-weight="bold" officeooo:rsid="0004389f" officeooo:paragraph-rsid="0004389f" style:font-weight-asian="bold" style:font-weight-complex="bold"/>
    </style:style>
    <style:style style:name="T1" style:family="text">
      <style:text-properties officeooo:rsid="0005cb0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78efc"/>
    </style:style>
    <style:style style:name="T4" style:family="text">
      <style:text-properties officeooo:rsid="0007e1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cutive Class</text:p>
      <text:p text:style-name="P2"/>
      <text:p text:style-name="P1"><text:span text:style-name="T1">Objects are normally stored in an </text:span>objectList <text:span text:style-name="T1">which has the following structure</text:span> { objects: ref =&gt; ref, count <text:span text:style-name="T1">= &lt;number&gt;</text:span> } . <text:span text:style-name="T1">This is used for query results, tag indexes, and the whole object list.</text:span></text:p>
      <text:p text:style-name="P1"/>
      <text:p text:style-name="P10">self.objects is one such and has the whole object listener</text:p>
      <text:p text:style-name="P10">self.indexes is a hash of such (tag name =&gt; object list)</text:p>
      <text:p text:style-name="P10"/>
      <text:p text:style-name="P4">initialise()</text:p>
      <text:p text:style-name="P8">Create the empty object list and tag indices, set up the enterFrame listener, clear the e table, <text:span text:style-name="T4">clear the message queue and the timer queue.</text:span></text:p>
      <text:p text:style-name="P8"/>
      <text:p text:style-name="P4">delete()</text:p>
      <text:p text:style-name="P1">delete everything and tidy up. <text:span text:style-name="T1">Check that after everything is delete the counts are zero and the taglists are empty.</text:span></text:p>
      <text:p text:style-name="P1"/>
      <text:p text:style-name="P5">Base</text:p>
      <text:p text:style-name="P8">This is a public member which references a class which can be subclassed to create game objects.</text:p>
      <text:p text:style-name="P1"/>
      <text:p text:style-name="P4">attach(object,<text:span text:style-name="T1">data</text:span>)</text:p>
      <text:p text:style-name="P1">add reference in<text:span text:style-name="T1">to the object list</text:span>, decorate <text:span text:style-name="T1">the</text:span> object if not subclass of Base <text:span text:style-name="T3">(search through the metatables)</text:span>, mark <text:span text:style-name="T1">the object as</text:span> alive <text:span text:style-name="T1">(__isAlive boolean)</text:span>, mark reference to exec <text:span text:style-name="T1">(__executive)</text:span>, call constructor <text:span text:style-name="T1">if present using data as a parameter.</text:span></text:p>
      <text:p text:style-name="P1"/>
      <text:p text:style-name="P4">detach(object)</text:p>
      <text:p text:style-name="P1">remove from <text:span text:style-name="T1">object and index </text:span>lists, remove any [e] references, <text:span text:style-name="T1">sets __isAlive to false</text:span></text:p>
      <text:p text:style-name="P1"/>
      <text:p text:style-name="P4">addTag(object,tag)</text:p>
      <text:p text:style-name="P1">add tag if not present already, update the indexes <text:span text:style-name="T1">to match.</text:span></text:p>
      <text:p text:style-name="P1"/>
      <text:p text:style-name="P4">removeTag(object,tag)</text:p>
      <text:p text:style-name="P1">remove tag if present, error otherwise, update the indexes.</text:p>
      <text:p text:style-name="P1"/>
      <text:p text:style-name="P4">nameObject(object,name)</text:p>
      <text:p text:style-name="P1">put reference in [e] <text:span text:style-name="T1">for the given object under the given name.</text:span></text:p>
      <text:p text:style-name="P1"/>
      <text:p text:style-name="P4">query(tags)</text:p>
      <text:p text:style-name="P1">0,1, and n item queries returning objectList. <text:span text:style-name="T1">Fast access for 0 and 1, n done the hard way. Query is a comma seperated list of tags.</text:span></text:p>
      <text:p text:style-name="P1"/>
      <text:p text:style-name="P4">enterFrame()</text:p>
      <text:p text:style-name="P1">process updates, messages, and timers.</text:p>
      <text:p text:style-name="P1"/>
      <text:p text:style-name="P3"/>
      <text:p text:style-name="P11">Base Class (accessed via Executive)</text:p>
      <text:p text:style-name="P3"/>
      <text:p text:style-name="P4">constructor()</text:p>
      <text:p text:style-name="P1">user specified constructo<text:span text:style-name="T1">r, dummy</text:span></text:p>
      <text:p text:style-name="P1"/>
      <text:p text:style-name="P4">destructor()</text:p>
      <text:p text:style-name="P1">user specified destructor, <text:span text:style-name="T1">dummy</text:span></text:p>
      <text:p text:style-name="P1"/>
      <text:p text:style-name="P6">delete()</text:p>
      <text:p text:style-name="P10">calls detach if not already dead</text:p>
      <text:p text:style-name="P10"/>
      <text:p text:style-name="P4">tag(<text:span text:style-name="T1">tags</text:span>)</text:p>
      <text:p text:style-name="P1">add or remove tags, c<text:span text:style-name="T1">omma seperated</text:span> prefixed with +, - or nothing (to add, remove, add tags). <text:span text:style-name="T1">Wrapper for addTag()/removeTag()</text:span></text:p>
      <text:p text:style-name="P1"/>
      <text:p text:style-name="P4">isAlive()</text:p>
      <text:p text:style-name="P1">true if object not deleted, <text:span text:style-name="T3">checks the __isAlive member</text:span></text:p>
      <text:p text:style-name="P1"/>
      <text:p text:style-name="P4">query(tags)</text:p>
      <text:p text:style-name="P1">link<text:span text:style-name="T3">s</text:span> to query in Executive</text:p>
      <text:p text:style-name="P1"/>
      <text:p text:style-name="P4">name(name)</text:p>
      <text:p text:style-name="P1">link to setName() in executive.</text:p>
      <text:p text:style-name="P1"/>
      <text:p text:style-name="P4">process(objectList/query, method, data)</text:p>
      <text:p text:style-name="P1">call method on all objects/query solutions with data as a parameter. Returns true if all objects alive. <text:span text:style-name="T3">Uses fire as worker method. Method can be a function (called as function(object,data)) or a string (called as object[method](object,data))</text:span></text:p>
      <text:p text:style-name="P1"/>
      <text:p text:style-name="P4">fire(object,method,data)</text:p>
      <text:p text:style-name="P1">call method on object, returns true if alive.</text:p>
      <text:p text:style-name="P1"/>
      <text:p text:style-name="P4">onUpdate(deltaTime,deltaMillisecs)</text:p>
      <text:p text:style-name="P1">called when update tag added, <text:span text:style-name="T3">deltaTime is elapsed time in seconds between updates, deltaMillisecs same for milliseconds.</text:span></text:p>
      <text:p text:style-name="P1"/>
      <text:p text:style-name="P4">addTimer(delay, repeatCount,tag, target)</text:p>
      <text:p text:style-name="P1">add a timer which repeats given number of times, sends onTimer(timerID,tag) when done. <text:span text:style-name="T3">If repeatCount is &lt; 0 repeats until cancelled. Returns internal timer ID.</text:span></text:p>
      <text:p text:style-name="P1"/>
      <text:p text:style-name="P4">addSingleTimer(delay,tag,target)</text:p>
      <text:p text:style-name="P4">addRepeatingTimer(delay,tag,target)</text:p>
      <text:p text:style-name="P9">short synonyms for timer methods.</text:p>
      <text:p text:style-name="P9"/>
      <text:p text:style-name="P7">removeTimer(timerID)</text:p>
      <text:p text:style-name="P1">remove a timer <text:span text:style-name="T3">with the given timer ID.</text:span></text:p>
      <text:p text:style-name="P1"/>
      <text:p text:style-name="P4">sendMessage(query/reference, contents, delay)</text:p>
      <text:p text:style-name="P1">send a message, picked up with onMessage(contents,sender). <text:span text:style-name="T3">Delay is optional, defaulting to 0 (e.g. immediately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0:13:49.805810000</meta:creation-date>
    <dc:date>2014-06-12T10:44:12.739275000</dc:date>
    <meta:editing-duration>PT12M19S</meta:editing-duration>
    <meta:editing-cycles>5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54" meta:word-count="439" meta:character-count="2971" meta:non-whitespace-character-count="2586"/>
  </office:meta>
</office:document-meta>
</file>